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Gujarati" svg:font-family="'Lohit Gujarat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ohit Gujarati" officeooo:paragraph-rsid="000490c8"/>
    </style:style>
    <style:style style:name="P2" style:family="paragraph" style:parent-style-name="Standard">
      <style:text-properties style:font-name="Lohit Gujarati" officeooo:paragraph-rsid="0009559f"/>
    </style:style>
    <style:style style:name="P3" style:family="paragraph" style:parent-style-name="Standard">
      <style:paragraph-properties fo:text-align="start" style:justify-single-word="false"/>
      <style:text-properties style:font-name="Lohit Gujarati" officeooo:paragraph-rsid="0009559f"/>
    </style:style>
    <style:style style:name="P4" style:family="paragraph" style:parent-style-name="Standard">
      <style:text-properties style:font-name="Lohit Gujarati" officeooo:rsid="0009559f" officeooo:paragraph-rsid="0009559f"/>
    </style:style>
    <style:style style:name="P5" style:family="paragraph" style:parent-style-name="Standard">
      <style:text-properties style:font-name="Lohit Gujarati" officeooo:paragraph-rsid="0003c636"/>
    </style:style>
    <style:style style:name="P6" style:family="paragraph" style:parent-style-name="Standard">
      <style:text-properties style:font-name="Lohit Gujarati" officeooo:paragraph-rsid="000e0aa2"/>
    </style:style>
    <style:style style:name="P7" style:family="paragraph" style:parent-style-name="Standard">
      <style:text-properties style:font-name="Lohit Gujarati" officeooo:rsid="000e0aa2" officeooo:paragraph-rsid="000e0aa2"/>
    </style:style>
    <style:style style:name="P8" style:family="paragraph" style:parent-style-name="Standard">
      <style:text-properties fo:color="#3465a4" loext:opacity="100%" style:font-name="Lohit Gujarati" officeooo:rsid="000490c8" officeooo:paragraph-rsid="000490c8"/>
    </style:style>
    <style:style style:name="P9" style:family="paragraph" style:parent-style-name="Standard">
      <style:text-properties fo:color="#3465a4" loext:opacity="100%" style:font-name="Lohit Gujarati" officeooo:rsid="000490c8" officeooo:paragraph-rsid="000e1401"/>
    </style:style>
    <style:style style:name="P10" style:family="paragraph" style:parent-style-name="Standard">
      <style:text-properties fo:color="#3465a4" loext:opacity="100%" style:font-name="Lohit Gujarati" fo:font-weight="bold" officeooo:rsid="000490c8" officeooo:paragraph-rsid="0005f0fe" style:font-weight-asian="bold" style:font-weight-complex="bold"/>
    </style:style>
    <style:style style:name="P11" style:family="paragraph" style:parent-style-name="Standard">
      <style:text-properties fo:color="#3465a4" loext:opacity="100%" style:font-name="Lohit Gujarati" fo:font-weight="normal" officeooo:rsid="000cc319" officeooo:paragraph-rsid="000cc319" style:font-weight-asian="normal" style:font-weight-complex="normal"/>
    </style:style>
    <style:style style:name="P12" style:family="paragraph" style:parent-style-name="Standard">
      <style:text-properties fo:color="#3465a4" loext:opacity="100%" style:font-name="Lohit Gujarati" officeooo:rsid="000e1401" officeooo:paragraph-rsid="000e1401"/>
    </style:style>
    <style:style style:name="P13" style:family="paragraph" style:parent-style-name="Standard">
      <style:text-properties fo:color="#3465a4" loext:opacity="100%" style:font-name="Lohit Gujarati" fo:font-weight="normal" officeooo:rsid="000cc319" officeooo:paragraph-rsid="000cc319" style:font-weight-asian="normal" style:font-weight-complex="normal"/>
    </style:style>
    <style:style style:name="P14" style:family="paragraph" style:parent-style-name="Standard">
      <style:text-properties style:font-name="Lohit Gujarati" fo:font-weight="bold" officeooo:paragraph-rsid="0003c636" style:font-weight-asian="bold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465a4" loext:opacity="100%"/>
    </style:style>
    <style:style style:name="T4" style:family="text">
      <style:text-properties fo:color="#3465a4" loext:opacity="100%" officeooo:rsid="0003c636"/>
    </style:style>
    <style:style style:name="T5" style:family="text">
      <style:text-properties fo:color="#3465a4" loext:opacity="100%" officeooo:rsid="000490c8"/>
    </style:style>
    <style:style style:name="T6" style:family="text">
      <style:text-properties fo:color="#3465a4" loext:opacity="100%" officeooo:rsid="0009559f"/>
    </style:style>
    <style:style style:name="T7" style:family="text">
      <style:text-properties fo:color="#3465a4" loext:opacity="100%" officeooo:rsid="000b3cf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5f0fe" style:font-weight-asian="normal" style:font-weight-complex="normal"/>
    </style:style>
    <style:style style:name="T10" style:family="text">
      <style:text-properties fo:font-weight="normal" officeooo:rsid="000ef3f8" style:font-weight-asian="normal" style:font-weight-complex="normal"/>
    </style:style>
    <style:style style:name="T11" style:family="text">
      <style:text-properties officeooo:rsid="000e1401"/>
    </style:style>
    <style:style style:name="T12" style:family="text">
      <style:text-properties officeooo:rsid="0010e2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UT2: Funcionamiento interno del ordenador </text:span><text:line-break/><text:line-break/></text:p>
      <text:p text:style-name="P7">Francisco Ortiz Tomás <text:tab/><text:tab/><text:tab/><text:tab/><text:tab/><text:tab/><text:tab/><text:tab/>1DAM</text:p>
      <text:p text:style-name="P6"/>
      <text:p text:style-name="P6"><text:line-break/><text:span text:style-name="T8">1. </text:span><text:span text:style-name="T2">Resumen sobre la Arquitectura Von Neumann. </text:span><text:line-break/>a. La definición y descripción de la arquitectura Von Neumann y su importancia histórica <text:line-break/><text:line-break/><text:span text:style-name="T4">En 1945 Von Neumann diseñó y creo la arquitectura de un ordenador con programa almacenado, cuyo funcionamiento de las unidades estuviese controlado de manera centralizada. La idea sería incorporar un cerebro(CPU) a otro cerebro (ordenador en sí mismo) para controlar todos sus componentes. Hoy en dia esta arquitectura se usa todavía en la fabricación y funcionamiento de ordenadores y sistemas debido a su eficacia.</text:span><text:line-break/><text:line-break/>b. Explicación de cómo funciona el proceso de ejecución de instrucciones en esta arquitectura, incluyendo las etapas de búsqueda y ejecución.<text:line-break/><text:line-break/><text:span text:style-name="T4">En primer lugar para ejecutar un programa hay que buscarlo en la memoria principal (RAM), </text:span><text:span text:style-name="T5">a través de los buses se pasa el programa a la CPU y se carga instrucción a instrucción. Seguidamente se realizan las operaciones y se pasan mediante buses de datos a la memoria principal (RAM), donde se almacenaran para poder acceder rápidamente a ellos, hasta que se apague el sistema y esa memoria se volatilice.</text:span><text:line-break/><text:line-break/><text:line-break/><text:span text:style-name="T2">2. Componentes de la CPU </text:span><text:line-break/><text:line-break/>a. Describir los componentes principales de la Unidad Central de Proceso (CPU).<text:line-break/></text:p>
      <text:p text:style-name="P9"><text:span text:style-name="T2">UC.- </text:span>Unidad de control: interpreta y ejecuta instrucciones y genera las señales de control. <text:span text:style-name="T11">Dentro encontramos el CP y el RI, cuyo contenido se compone por: <text:line-break/></text:span></text:p>
      <text:p text:style-name="P12">- Decodificador de instrucciones (DI): Extrae y analiza el código de operación de la instrucción y lo ejecuta.<text:line-break/>- Reloj: Proporciona impulsos eléctricos que marcan los tiempos de ejecución.</text:p>
      <text:p text:style-name="P8">- <text:span text:style-name="T11">Secuenciador: Ejecuta ordenes sincronizadas con los impulsos eléctricos</text:span></text:p>
      <text:p text:style-name="P8"/>
      <text:p text:style-name="P8"><text:span text:style-name="T2">ALU.</text:span>- Unidad aritmeticológica : recibe los datos para hacer comparaciones y tomar decisiones lógicas devolviendo un resultado.</text:p>
      <text:p text:style-name="P8"/>
      <text:p text:style-name="P10">Registros.- <text:span text:style-name="T9">de trabajo o propósito general: son esas cajitas donde se almacena la información de forma temporal. </text:span><text:span text:style-name="T10">Están formados por un conjunto de bits.</text:span></text:p>
      <text:p text:style-name="P10"><text:soft-page-break/><text:line-break/>Buses.-<text:span text:style-name="T8"> </text:span><text:span text:style-name="T9">De datos o direcciones: <text:s/>son las conexiones entre los distintos elementos de la arquitectura.</text:span></text:p>
      <text:p text:style-name="P1"/>
      <text:p text:style-name="P2"/>
      <text:p text:style-name="P2"/>
      <text:p text:style-name="P3">b. Explicar los registros internos de la CPU y su papel en el almacenamiento temporal durante la ejecución.<text:line-break/><text:line-break/><text:span text:style-name="T6">Los registros internos de la CPU son celdas de alta velocidad donde se almacenan datos de manera temporal mientras se realizan operaciones, esto quiere decir que es volátil y esa información se eliminará cuando el equipo de apague. <text:s/>Estas celdas están formadas por bits y constituyen la memoria interna del procesador.</text:span></text:p>
      <text:p text:style-name="P3"/>
      <text:p text:style-name="P2"/>
      <text:p text:style-name="P2"><text:span text:style-name="T2">3. Memoria y jerarquía </text:span><text:line-break/><text:line-break/>a. Explica la memoria principal (RAM) y sus características</text:p>
      <text:p text:style-name="P4"><text:line-break/><text:span text:style-name="T7">La memoria RAM está formada por un conjunto de celdas que almacenan un dato o una instrucción, cada celda tiene un numero de dirección de memoria <text:s/>asociado para que la UC pueda diferenciar unas casillas de otras. La RAM se sitúa en el nivel 2 de jerarquía debido a la velocidad con la que procesan los datos. Se </text:span><text:span text:style-name="T3">trata </text:span><text:span text:style-name="T7">de una memoria volátil donde se almacenan dos tipos de datos: <text:line-break/><text:line-break/>-El programa a ejecutar y los datos que manejan dicho programa, siendo ambos dirigidos y manipulados por la UC. </text:span></text:p>
      <text:p text:style-name="P2"><text:line-break/><text:line-break/><text:span text:style-name="T2">4. ¿Por qué es importante la arquitectura de Von Neumann en los sistemas informáticos actuales? </text:span></text:p>
      <text:p text:style-name="P5"><text:line-break/><text:span text:style-name="T4">Debido a su eficacia, ofrece un modelo universal para almacenar y compartir datos e instrucciones de una misma memoria, con un manejo eficiente de la información y con la ejecución secuencial de programas. </text:span><text:line-break/><text:line-break/><text:line-break/><text:span text:style-name="T2">5. ¿Cuál es la importancia de la memoria caché en el rendimiento del sistema?</text:span></text:p>
      <text:p text:style-name="P14"/>
      <text:p text:style-name="P11">La importancia reside en la velocidad con la que opera, con tiempos de menos de 5 ns. <text:s/>En el caché se almacenan datos que se usan frecuentemente o que se van a usar o modificarse pronto, permitiendo acelerar el acceso a los datos por parte de la CPU, ya que cuando se accede a un dato por primera vez, este se copia en el caché permitiendo que en accesos posteriores el tiempo de acceso sea mucho menor, <text:span text:style-name="T12">por ende el rendimiento del sistema se ve afectado positivamente.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Gujarati" svg:font-family="'Lohit Gujarat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9T13:54:26.143348424</meta:creation-date>
    <dc:date>2025-10-13T09:39:22.681881558</dc:date>
    <meta:editing-duration>PT25M25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15" meta:word-count="642" meta:character-count="3952" meta:non-whitespace-character-count="3282"/>
  </office:meta>
</office:document-meta>
</file>